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1.616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0.826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233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1.152cm"/>
    </style:style>
    <style:style style:name="co19" style:family="table-column">
      <style:table-column-properties fo:break-before="auto" style:column-width="1.697cm"/>
    </style:style>
    <style:style style:name="co20" style:family="table-column">
      <style:table-column-properties fo:break-before="auto" style:column-width="0.852cm"/>
    </style:style>
    <style:style style:name="co21" style:family="table-column">
      <style:table-column-properties fo:break-before="auto" style:column-width="1.533cm"/>
    </style:style>
    <style:style style:name="co22" style:family="table-column">
      <style:table-column-properties fo:break-before="auto" style:column-width="1.423cm"/>
    </style:style>
    <style:style style:name="co23" style:family="table-column">
      <style:table-column-properties fo:break-before="auto" style:column-width="1.778cm"/>
    </style:style>
    <style:style style:name="co24" style:family="table-column">
      <style:table-column-properties fo:break-before="auto" style:column-width="0.961cm"/>
    </style:style>
    <style:style style:name="co25" style:family="table-column">
      <style:table-column-properties fo:break-before="auto" style:column-width="1.288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125cm"/>
    </style:style>
    <style:style style:name="co28" style:family="table-column">
      <style:table-column-properties fo:break-before="auto" style:column-width="1.371cm"/>
    </style:style>
    <style:style style:name="co29" style:family="table-column">
      <style:table-column-properties fo:break-before="auto" style:column-width="1.642cm"/>
    </style:style>
    <style:style style:name="co30" style:family="table-column">
      <style:table-column-properties fo:break-before="auto" style:column-width="1.071cm"/>
    </style:style>
    <style:style style:name="co31" style:family="table-column">
      <style:table-column-properties fo:break-before="auto" style:column-width="0.797cm"/>
    </style:style>
    <style:style style:name="co32" style:family="table-column">
      <style:table-column-properties fo:break-before="auto" style:column-width="1.207cm"/>
    </style:style>
    <style:style style:name="co33" style:family="table-column">
      <style:table-column-properties fo:break-before="auto" style:column-width="1.588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1.752cm"/>
    </style:style>
    <style:style style:name="co36" style:family="table-column">
      <style:table-column-properties fo:break-before="auto" style:column-width="1.178cm"/>
    </style:style>
    <style:style style:name="co37" style:family="table-column">
      <style:table-column-properties fo:break-before="auto" style:column-width="1.397cm"/>
    </style:style>
    <style:style style:name="co38" style:family="table-column">
      <style:table-column-properties fo:break-before="auto" style:column-width="0.716cm"/>
    </style:style>
    <style:style style:name="co39" style:family="table-column">
      <style:table-column-properties fo:break-before="auto" style:column-width="0.771cm"/>
    </style:style>
    <style:style style:name="co40" style:family="table-column">
      <style:table-column-properties fo:break-before="auto" style:column-width="0.743cm"/>
    </style:style>
    <style:style style:name="co41" style:family="table-column">
      <style:table-column-properties fo:break-before="auto" style:column-width="0.933cm"/>
    </style:style>
    <style:style style:name="co42" style:family="table-column">
      <style:table-column-properties fo:break-before="auto" style:column-width="0.661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0.607cm"/>
    </style:style>
    <style:style style:name="co45" style:family="table-column">
      <style:table-column-properties fo:break-before="auto" style:column-width="1.506cm"/>
    </style:style>
    <style:style style:name="co46" style:family="table-column">
      <style:table-column-properties fo:break-before="auto" style:column-width="1.914cm"/>
    </style:style>
    <style:style style:name="co47" style:family="table-column">
      <style:table-column-properties fo:break-before="auto" style:column-width="1.833cm"/>
    </style:style>
    <style:style style:name="co48" style:family="table-column">
      <style:table-column-properties fo:break-before="auto" style:column-width="0.88cm"/>
    </style:style>
    <style:style style:name="co49" style:family="table-column">
      <style:table-column-properties fo:break-before="auto" style:column-width="1.806cm"/>
    </style:style>
    <style:style style:name="co50" style:family="table-column">
      <style:table-column-properties fo:break-before="auto" style:column-width="1.861cm"/>
    </style:style>
    <style:style style:name="co51" style:family="table-column">
      <style:table-column-properties fo:break-before="auto" style:column-width="1.942cm"/>
    </style:style>
    <style:style style:name="co52" style:family="table-column">
      <style:table-column-properties fo:break-before="auto" style:column-width="2.078cm"/>
    </style:style>
    <style:style style:name="co53" style:family="table-column">
      <style:table-column-properties fo:break-before="auto" style:column-width="2.051cm"/>
    </style:style>
    <style:style style:name="co5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4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6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42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4" table:default-cell-style-name="Default"/>
        <table:table-column table:style-name="co3" table:number-columns-repeated="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4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4" table:default-cell-style-name="Default"/>
        <table:table-column table:style-name="co2" table:default-cell-style-name="Default"/>
        <table:table-column table:style-name="co28" table:default-cell-style-name="Default"/>
        <table:table-column table:style-name="co51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47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45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11" table:number-columns-repeated="2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4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3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8" table:default-cell-style-name="Default"/>
        <table:table-column table:style-name="co41" table:default-cell-style-name="Default"/>
        <table:table-column table:style-name="co7" table:default-cell-style-name="Default"/>
        <table:table-column table:style-name="co4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7" table:default-cell-style-name="Default"/>
        <table:table-column table:style-name="co9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column table:style-name="co11" table:number-columns-repeated="2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50" table:default-cell-style-name="Default"/>
        <table:table-column table:style-name="co18" table:default-cell-style-name="Default"/>
        <table:table-column table:style-name="co51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5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8" table:default-cell-style-name="Default"/>
        <table:table-column table:style-name="co50" table:default-cell-style-name="Default"/>
        <table:table-column table:style-name="co2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23" table:number-columns-repeated="2" table:default-cell-style-name="Default"/>
        <table:table-column table:style-name="co45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3" table:number-columns-repeated="2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5" table:number-columns-repeated="2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8" table:default-cell-style-name="Default"/>
        <table:table-column table:style-name="co36" table:number-columns-repeated="2" table:default-cell-style-name="Default"/>
        <table:table-column table:style-name="co3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rbu</text:p>
          </table:table-cell>
          <table:table-cell table:number-columns-repeated="4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wrrbwrg</text:p>
          </table:table-cell>
          <table:table-cell table:number-columns-repeated="4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rgug</text:p>
          </table:table-cell>
          <table:table-cell table:number-columns-repeated="44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uwb</text:p>
          </table:table-cell>
          <table:table-cell table:number-columns-repeated="44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uwg</text:p>
          </table:table-cell>
          <table:table-cell table:number-columns-repeated="44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wubwgu</text:p>
          </table:table-cell>
          <table:table-cell table:number-columns-repeated="44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bgrwu</text:p>
          </table:table-cell>
          <table:table-cell table:number-columns-repeated="4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gubbuu</text:p>
          </table:table-cell>
          <table:table-cell table:number-columns-repeated="44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wrrub</text:p>
          </table:table-cell>
          <table:table-cell table:number-columns-repeated="44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rbr</text:p>
          </table:table-cell>
          <table:table-cell table:number-columns-repeated="44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bgrr</text:p>
          </table:table-cell>
          <table:table-cell table:number-columns-repeated="44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rrgrrur</text:p>
          </table:table-cell>
          <table:table-cell table:number-columns-repeated="44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rgu</text:p>
          </table:table-cell>
          <table:table-cell table:number-columns-repeated="44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ugrrru</text:p>
          </table:table-cell>
          <table:table-cell table:number-columns-repeated="44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bgu</text:p>
          </table:table-cell>
          <table:table-cell table:number-columns-repeated="44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uubbwrb</text:p>
          </table:table-cell>
          <table:table-cell table:number-columns-repeated="44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ugru</text:p>
          </table:table-cell>
          <table:table-cell table:number-columns-repeated="44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bwb</text:p>
          </table:table-cell>
          <table:table-cell table:number-columns-repeated="44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uwuu</text:p>
          </table:table-cell>
          <table:table-cell table:number-columns-repeated="44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urb</text:p>
          </table:table-cell>
          <table:table-cell table:number-columns-repeated="44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gwubw</text:p>
          </table:table-cell>
          <table:table-cell table:number-columns-repeated="4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ubu</text:p>
          </table:table-cell>
          <table:table-cell table:number-columns-repeated="4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wubwu</text:p>
          </table:table-cell>
          <table:table-cell table:number-columns-repeated="4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ubb</text:p>
          </table:table-cell>
          <table:table-cell table:number-columns-repeated="4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rugrgw</text:p>
          </table:table-cell>
          <table:table-cell table:number-columns-repeated="44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guu</text:p>
          </table:table-cell>
          <table:table-cell table:number-columns-repeated="44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rbwg</text:p>
          </table:table-cell>
          <table:table-cell table:number-columns-repeated="44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rug</text:p>
          </table:table-cell>
          <table:table-cell table:number-columns-repeated="44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brgugb</text:p>
          </table:table-cell>
          <table:table-cell table:number-columns-repeated="44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rwbrbwu</text:p>
          </table:table-cell>
          <table:table-cell table:number-columns-repeated="44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wu</text:p>
          </table:table-cell>
          <table:table-cell table:number-columns-repeated="44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bgrb</text:p>
          </table:table-cell>
          <table:table-cell table:number-columns-repeated="44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wgburg</text:p>
          </table:table-cell>
          <table:table-cell table:number-columns-repeated="44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uuguw</text:p>
          </table:table-cell>
          <table:table-cell table:number-columns-repeated="44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wbggr</text:p>
          </table:table-cell>
          <table:table-cell table:number-columns-repeated="4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guurrbbu</text:p>
          </table:table-cell>
          <table:table-cell table:number-columns-repeated="4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rggw</text:p>
          </table:table-cell>
          <table:table-cell table:number-columns-repeated="4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guwr</text:p>
          </table:table-cell>
          <table:table-cell table:number-columns-repeated="44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rwgrbrb</text:p>
          </table:table-cell>
          <table:table-cell table:number-columns-repeated="4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urbb</text:p>
          </table:table-cell>
          <table:table-cell table:number-columns-repeated="4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bwggwg</text:p>
          </table:table-cell>
          <table:table-cell table:number-columns-repeated="4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wgr</text:p>
          </table:table-cell>
          <table:table-cell table:number-columns-repeated="44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bbwurrw</text:p>
          </table:table-cell>
          <table:table-cell table:number-columns-repeated="4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bgubr</text:p>
          </table:table-cell>
          <table:table-cell table:number-columns-repeated="4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uuu</text:p>
          </table:table-cell>
          <table:table-cell table:number-columns-repeated="4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grru</text:p>
          </table:table-cell>
          <table:table-cell table:number-columns-repeated="4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rbbrbgbr</text:p>
          </table:table-cell>
          <table:table-cell table:number-columns-repeated="44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buwub</text:p>
          </table:table-cell>
          <table:table-cell table:number-columns-repeated="4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urr</text:p>
          </table:table-cell>
          <table:table-cell table:number-columns-repeated="4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gwrgb</text:p>
          </table:table-cell>
          <table:table-cell table:number-columns-repeated="44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wrwrgubu</text:p>
          </table:table-cell>
          <table:table-cell table:number-columns-repeated="44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rurrb</text:p>
          </table:table-cell>
          <table:table-cell table:number-columns-repeated="4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bwbuub</text:p>
          </table:table-cell>
          <table:table-cell table:number-columns-repeated="4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bgbub</text:p>
          </table:table-cell>
          <table:table-cell table:number-columns-repeated="4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wguu</text:p>
          </table:table-cell>
          <table:table-cell table:number-columns-repeated="4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gbrburw</text:p>
          </table:table-cell>
          <table:table-cell table:number-columns-repeated="4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rrb</text:p>
          </table:table-cell>
          <table:table-cell table:number-columns-repeated="4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rwuu</text:p>
          </table:table-cell>
          <table:table-cell table:number-columns-repeated="4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wgwgwubb</text:p>
          </table:table-cell>
          <table:table-cell table:number-columns-repeated="44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rruw</text:p>
          </table:table-cell>
          <table:table-cell table:number-columns-repeated="4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rurru</text:p>
          </table:table-cell>
          <table:table-cell table:number-columns-repeated="44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uuw</text:p>
          </table:table-cell>
          <table:table-cell table:number-columns-repeated="44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uu</text:p>
          </table:table-cell>
          <table:table-cell table:number-columns-repeated="4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ruu</text:p>
          </table:table-cell>
          <table:table-cell table:number-columns-repeated="4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wrwb</text:p>
          </table:table-cell>
          <table:table-cell table:number-columns-repeated="4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wbrgu</text:p>
          </table:table-cell>
          <table:table-cell table:number-columns-repeated="4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gwbuu</text:p>
          </table:table-cell>
          <table:table-cell table:number-columns-repeated="44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bbgw</text:p>
          </table:table-cell>
          <table:table-cell table:number-columns-repeated="44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grgggbr</text:p>
          </table:table-cell>
          <table:table-cell table:number-columns-repeated="44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bwgww</text:p>
          </table:table-cell>
          <table:table-cell table:number-columns-repeated="44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wbuw</text:p>
          </table:table-cell>
          <table:table-cell table:number-columns-repeated="44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wwb</text:p>
          </table:table-cell>
          <table:table-cell table:number-columns-repeated="4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wubguurw</text:p>
          </table:table-cell>
          <table:table-cell table:number-columns-repeated="4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wbuu</text:p>
          </table:table-cell>
          <table:table-cell table:number-columns-repeated="4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uwurgw</text:p>
          </table:table-cell>
          <table:table-cell table:number-columns-repeated="4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ugwbbbr</text:p>
          </table:table-cell>
          <table:table-cell table:number-columns-repeated="4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rbg</text:p>
          </table:table-cell>
          <table:table-cell table:number-columns-repeated="4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uburg</text:p>
          </table:table-cell>
          <table:table-cell table:number-columns-repeated="4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wrbug</text:p>
          </table:table-cell>
          <table:table-cell table:number-columns-repeated="4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gu</text:p>
          </table:table-cell>
          <table:table-cell table:number-columns-repeated="4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bwuugb</text:p>
          </table:table-cell>
          <table:table-cell table:number-columns-repeated="44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rbuwrbur</text:p>
          </table:table-cell>
          <table:table-cell table:number-columns-repeated="44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wguur</text:p>
          </table:table-cell>
          <table:table-cell table:number-columns-repeated="44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wwwbgu</text:p>
          </table:table-cell>
          <table:table-cell table:number-columns-repeated="44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ugbb</text:p>
          </table:table-cell>
          <table:table-cell table:number-columns-repeated="44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guwubw</text:p>
          </table:table-cell>
          <table:table-cell table:number-columns-repeated="44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uwbug</text:p>
          </table:table-cell>
          <table:table-cell table:formula="of:=factoriel(447)" office:value-type="string" office:string-value="" calcext:value-type="error">
            <text:p>#NOM ?</text:p>
          </table:table-cell>
          <table:table-cell table:number-columns-repeated="44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rwub</text:p>
          </table:table-cell>
          <table:table-cell table:number-columns-repeated="44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uwwgug</text:p>
          </table:table-cell>
          <table:table-cell table:number-columns-repeated="44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uur</text:p>
          </table:table-cell>
          <table:table-cell table:number-columns-repeated="4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wrg</text:p>
          </table:table-cell>
          <table:table-cell table:number-columns-repeated="44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ubgbb</text:p>
          </table:table-cell>
          <table:table-cell table:number-columns-repeated="44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uw</text:p>
          </table:table-cell>
          <table:table-cell table:number-columns-repeated="44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wru</text:p>
          </table:table-cell>
          <table:table-cell table:number-columns-repeated="44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uww</text:p>
          </table:table-cell>
          <table:table-cell table:number-columns-repeated="44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uubwg</text:p>
          </table:table-cell>
          <table:table-cell table:number-columns-repeated="44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wgrgw</text:p>
          </table:table-cell>
          <table:table-cell table:number-columns-repeated="44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bu</text:p>
          </table:table-cell>
          <table:table-cell table:number-columns-repeated="44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ugb</text:p>
          </table:table-cell>
          <table:table-cell table:number-columns-repeated="4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rur</text:p>
          </table:table-cell>
          <table:table-cell table:number-columns-repeated="44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bw</text:p>
          </table:table-cell>
          <table:table-cell table:number-columns-repeated="4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wbgru</text:p>
          </table:table-cell>
          <table:table-cell table:number-columns-repeated="44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ruug</text:p>
          </table:table-cell>
          <table:table-cell table:number-columns-repeated="44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rrbb</text:p>
          </table:table-cell>
          <table:table-cell table:number-columns-repeated="44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ugu</text:p>
          </table:table-cell>
          <table:table-cell table:number-columns-repeated="44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urbgb</text:p>
          </table:table-cell>
          <table:table-cell table:number-columns-repeated="44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bbgu</text:p>
          </table:table-cell>
          <table:table-cell table:number-columns-repeated="44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bgbwgg</text:p>
          </table:table-cell>
          <table:table-cell table:number-columns-repeated="44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brwb</text:p>
          </table:table-cell>
          <table:table-cell table:number-columns-repeated="44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brub</text:p>
          </table:table-cell>
          <table:table-cell table:number-columns-repeated="44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wbu</text:p>
          </table:table-cell>
          <table:table-cell table:number-columns-repeated="44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rwbuur</text:p>
          </table:table-cell>
          <table:table-cell table:number-columns-repeated="44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bgggrw</text:p>
          </table:table-cell>
          <table:table-cell table:number-columns-repeated="44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rg</text:p>
          </table:table-cell>
          <table:table-cell table:number-columns-repeated="44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bgwr</text:p>
          </table:table-cell>
          <table:table-cell table:number-columns-repeated="44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wgwwuwu</text:p>
          </table:table-cell>
          <table:table-cell table:number-columns-repeated="44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gbg</text:p>
          </table:table-cell>
          <table:table-cell table:number-columns-repeated="44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gw</text:p>
          </table:table-cell>
          <table:table-cell table:number-columns-repeated="44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ruuw</text:p>
          </table:table-cell>
          <table:table-cell table:number-columns-repeated="44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wr</text:p>
          </table:table-cell>
          <table:table-cell table:number-columns-repeated="44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bww</text:p>
          </table:table-cell>
          <table:table-cell table:number-columns-repeated="44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uwr</text:p>
          </table:table-cell>
          <table:table-cell table:number-columns-repeated="44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ubgg</text:p>
          </table:table-cell>
          <table:table-cell table:number-columns-repeated="44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guwrw</text:p>
          </table:table-cell>
          <table:table-cell table:number-columns-repeated="44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rrr</text:p>
          </table:table-cell>
          <table:table-cell table:number-columns-repeated="44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wburguu</text:p>
          </table:table-cell>
          <table:table-cell table:number-columns-repeated="44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wrbbrru</text:p>
          </table:table-cell>
          <table:table-cell table:number-columns-repeated="44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rwwrg</text:p>
          </table:table-cell>
          <table:table-cell table:number-columns-repeated="44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rwg</text:p>
          </table:table-cell>
          <table:table-cell table:number-columns-repeated="44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bgg</text:p>
          </table:table-cell>
          <table:table-cell table:number-columns-repeated="4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wgw</text:p>
          </table:table-cell>
          <table:table-cell table:number-columns-repeated="44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www</text:p>
          </table:table-cell>
          <table:table-cell table:number-columns-repeated="44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gggbrrur</text:p>
          </table:table-cell>
          <table:table-cell table:number-columns-repeated="44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gbw</text:p>
          </table:table-cell>
          <table:table-cell table:number-columns-repeated="44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rgrr</text:p>
          </table:table-cell>
          <table:table-cell table:number-columns-repeated="44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bb</text:p>
          </table:table-cell>
          <table:table-cell table:number-columns-repeated="44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bwrwww</text:p>
          </table:table-cell>
          <table:table-cell table:number-columns-repeated="44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rb</text:p>
          </table:table-cell>
          <table:table-cell table:number-columns-repeated="44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rgbbu</text:p>
          </table:table-cell>
          <table:table-cell table:number-columns-repeated="44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bubu</text:p>
          </table:table-cell>
          <table:table-cell table:number-columns-repeated="44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ubwubw</text:p>
          </table:table-cell>
          <table:table-cell table:number-columns-repeated="44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w</text:p>
          </table:table-cell>
          <table:table-cell table:number-columns-repeated="44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wgbb</text:p>
          </table:table-cell>
          <table:table-cell table:number-columns-repeated="44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gwwb</text:p>
          </table:table-cell>
          <table:table-cell table:number-columns-repeated="44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r</text:p>
          </table:table-cell>
          <table:table-cell table:number-columns-repeated="44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gru</text:p>
          </table:table-cell>
          <table:table-cell table:number-columns-repeated="44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wugr</text:p>
          </table:table-cell>
          <table:table-cell table:number-columns-repeated="44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b</text:p>
          </table:table-cell>
          <table:table-cell table:number-columns-repeated="44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bubwu</text:p>
          </table:table-cell>
          <table:table-cell table:number-columns-repeated="44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ub</text:p>
          </table:table-cell>
          <table:table-cell table:number-columns-repeated="44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uugggg</text:p>
          </table:table-cell>
          <table:table-cell table:number-columns-repeated="44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ruwuub</text:p>
          </table:table-cell>
          <table:table-cell table:number-columns-repeated="44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buw</text:p>
          </table:table-cell>
          <table:table-cell table:number-columns-repeated="44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uuruuub</text:p>
          </table:table-cell>
          <table:table-cell table:number-columns-repeated="44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gb</text:p>
          </table:table-cell>
          <table:table-cell table:number-columns-repeated="44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grbgr</text:p>
          </table:table-cell>
          <table:table-cell table:number-columns-repeated="44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wwrg</text:p>
          </table:table-cell>
          <table:table-cell table:number-columns-repeated="44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wwg</text:p>
          </table:table-cell>
          <table:table-cell table:number-columns-repeated="44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grwr</text:p>
          </table:table-cell>
          <table:table-cell table:number-columns-repeated="44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wwr</text:p>
          </table:table-cell>
          <table:table-cell table:number-columns-repeated="44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rbrb</text:p>
          </table:table-cell>
          <table:table-cell table:number-columns-repeated="44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wwrrub</text:p>
          </table:table-cell>
          <table:table-cell table:number-columns-repeated="44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uuwbwgw</text:p>
          </table:table-cell>
          <table:table-cell table:number-columns-repeated="44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gggr</text:p>
          </table:table-cell>
          <table:table-cell table:number-columns-repeated="44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rgubr</text:p>
          </table:table-cell>
          <table:table-cell table:number-columns-repeated="44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guggu</text:p>
          </table:table-cell>
          <table:table-cell table:number-columns-repeated="44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rgwwg</text:p>
          </table:table-cell>
          <table:table-cell table:number-columns-repeated="44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bggr</text:p>
          </table:table-cell>
          <table:table-cell table:number-columns-repeated="44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wrruu</text:p>
          </table:table-cell>
          <table:table-cell table:number-columns-repeated="44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grub</text:p>
          </table:table-cell>
          <table:table-cell table:number-columns-repeated="44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gbbbbr</text:p>
          </table:table-cell>
          <table:table-cell table:number-columns-repeated="44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ubw</text:p>
          </table:table-cell>
          <table:table-cell table:number-columns-repeated="44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rbubw</text:p>
          </table:table-cell>
          <table:table-cell table:number-columns-repeated="44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bbbwwww</text:p>
          </table:table-cell>
          <table:table-cell table:number-columns-repeated="44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wuu</text:p>
          </table:table-cell>
          <table:table-cell table:number-columns-repeated="44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uwuuwww</text:p>
          </table:table-cell>
          <table:table-cell table:number-columns-repeated="44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wwu</text:p>
          </table:table-cell>
          <table:table-cell table:number-columns-repeated="44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gww</text:p>
          </table:table-cell>
          <table:table-cell table:number-columns-repeated="44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wbw</text:p>
          </table:table-cell>
          <table:table-cell table:number-columns-repeated="44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rwb</text:p>
          </table:table-cell>
          <table:table-cell table:number-columns-repeated="44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gbwg</text:p>
          </table:table-cell>
          <table:table-cell table:number-columns-repeated="44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bwr</text:p>
          </table:table-cell>
          <table:table-cell table:number-columns-repeated="44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gubgu</text:p>
          </table:table-cell>
          <table:table-cell table:number-columns-repeated="44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urubwrub</text:p>
          </table:table-cell>
          <table:table-cell table:number-columns-repeated="44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uuuw</text:p>
          </table:table-cell>
          <table:table-cell table:number-columns-repeated="44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rrw</text:p>
          </table:table-cell>
          <table:table-cell table:number-columns-repeated="44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wwruu</text:p>
          </table:table-cell>
          <table:table-cell table:number-columns-repeated="44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ggg</text:p>
          </table:table-cell>
          <table:table-cell table:number-columns-repeated="44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bwrrg</text:p>
          </table:table-cell>
          <table:table-cell table:number-columns-repeated="44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bugw</text:p>
          </table:table-cell>
          <table:table-cell table:number-columns-repeated="44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urw</text:p>
          </table:table-cell>
          <table:table-cell table:number-columns-repeated="44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gggwgw</text:p>
          </table:table-cell>
          <table:table-cell table:number-columns-repeated="44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uwgrgwrr</text:p>
          </table:table-cell>
          <table:table-cell table:number-columns-repeated="44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ugr</text:p>
          </table:table-cell>
          <table:table-cell table:number-columns-repeated="44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rgru</text:p>
          </table:table-cell>
          <table:table-cell table:number-columns-repeated="44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bgr</text:p>
          </table:table-cell>
          <table:table-cell table:number-columns-repeated="44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wbbwb</text:p>
          </table:table-cell>
          <table:table-cell table:number-columns-repeated="44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brg</text:p>
          </table:table-cell>
          <table:table-cell table:number-columns-repeated="44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rwbw</text:p>
          </table:table-cell>
          <table:table-cell table:number-columns-repeated="44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bwuu</text:p>
          </table:table-cell>
          <table:table-cell table:number-columns-repeated="44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brw</text:p>
          </table:table-cell>
          <table:table-cell table:number-columns-repeated="44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bbwbuwu</text:p>
          </table:table-cell>
          <table:table-cell table:number-columns-repeated="44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grur</text:p>
          </table:table-cell>
          <table:table-cell table:number-columns-repeated="44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wgbbwu</text:p>
          </table:table-cell>
          <table:table-cell table:number-columns-repeated="44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u</text:p>
          </table:table-cell>
          <table:table-cell table:number-columns-repeated="44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rwu</text:p>
          </table:table-cell>
          <table:table-cell table:number-columns-repeated="44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rrgb</text:p>
          </table:table-cell>
          <table:table-cell table:number-columns-repeated="44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urbwrub</text:p>
          </table:table-cell>
          <table:table-cell table:number-columns-repeated="44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ubug</text:p>
          </table:table-cell>
          <table:table-cell table:number-columns-repeated="44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bwu</text:p>
          </table:table-cell>
          <table:table-cell table:number-columns-repeated="44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wbgbbg</text:p>
          </table:table-cell>
          <table:table-cell table:number-columns-repeated="44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uuubu</text:p>
          </table:table-cell>
          <table:table-cell table:number-columns-repeated="44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wbrgwrwg</text:p>
          </table:table-cell>
          <table:table-cell table:number-columns-repeated="44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gbgg</text:p>
          </table:table-cell>
          <table:table-cell table:number-columns-repeated="44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buu</text:p>
          </table:table-cell>
          <table:table-cell table:number-columns-repeated="44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uugu</text:p>
          </table:table-cell>
          <table:table-cell table:number-columns-repeated="44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rrbuu</text:p>
          </table:table-cell>
          <table:table-cell table:number-columns-repeated="44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brbg</text:p>
          </table:table-cell>
          <table:table-cell table:number-columns-repeated="44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brwuw</text:p>
          </table:table-cell>
          <table:table-cell table:number-columns-repeated="44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rbbbw</text:p>
          </table:table-cell>
          <table:table-cell table:number-columns-repeated="44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rbgr</text:p>
          </table:table-cell>
          <table:table-cell table:number-columns-repeated="44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buggrug</text:p>
          </table:table-cell>
          <table:table-cell table:number-columns-repeated="44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gbwr</text:p>
          </table:table-cell>
          <table:table-cell table:number-columns-repeated="44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gwr</text:p>
          </table:table-cell>
          <table:table-cell table:number-columns-repeated="44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wrrw</text:p>
          </table:table-cell>
          <table:table-cell table:number-columns-repeated="44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urug</text:p>
          </table:table-cell>
          <table:table-cell table:number-columns-repeated="44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bbbb</text:p>
          </table:table-cell>
          <table:table-cell table:number-columns-repeated="44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bbrgu</text:p>
          </table:table-cell>
          <table:table-cell table:number-columns-repeated="44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rrbwuru</text:p>
          </table:table-cell>
          <table:table-cell table:number-columns-repeated="44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ugggw</text:p>
          </table:table-cell>
          <table:table-cell table:number-columns-repeated="44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bbb</text:p>
          </table:table-cell>
          <table:table-cell table:number-columns-repeated="44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rrbrw</text:p>
          </table:table-cell>
          <table:table-cell table:number-columns-repeated="44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ubg</text:p>
          </table:table-cell>
          <table:table-cell table:number-columns-repeated="44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bwubgw</text:p>
          </table:table-cell>
          <table:table-cell table:number-columns-repeated="44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ugw</text:p>
          </table:table-cell>
          <table:table-cell table:number-columns-repeated="44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urwgr</text:p>
          </table:table-cell>
          <table:table-cell table:number-columns-repeated="44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uwwrgw</text:p>
          </table:table-cell>
          <table:table-cell table:number-columns-repeated="44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ugrbwu</text:p>
          </table:table-cell>
          <table:table-cell table:number-columns-repeated="44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rggwwwb</text:p>
          </table:table-cell>
          <table:table-cell table:number-columns-repeated="44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grubb</text:p>
          </table:table-cell>
          <table:table-cell table:number-columns-repeated="44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brb</text:p>
          </table:table-cell>
          <table:table-cell table:number-columns-repeated="44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rww</text:p>
          </table:table-cell>
          <table:table-cell table:number-columns-repeated="44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ububwr</text:p>
          </table:table-cell>
          <table:table-cell table:number-columns-repeated="44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brruburb</text:p>
          </table:table-cell>
          <table:table-cell table:number-columns-repeated="44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bbrgrur</text:p>
          </table:table-cell>
          <table:table-cell table:number-columns-repeated="44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uwwbgg</text:p>
          </table:table-cell>
          <table:table-cell table:number-columns-repeated="44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gbbrr</text:p>
          </table:table-cell>
          <table:table-cell table:number-columns-repeated="44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rggu</text:p>
          </table:table-cell>
          <table:table-cell table:number-columns-repeated="44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bbwug</text:p>
          </table:table-cell>
          <table:table-cell table:number-columns-repeated="44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wrb</text:p>
          </table:table-cell>
          <table:table-cell table:number-columns-repeated="44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wgugu</text:p>
          </table:table-cell>
          <table:table-cell table:number-columns-repeated="44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br</text:p>
          </table:table-cell>
          <table:table-cell table:number-columns-repeated="44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bbu</text:p>
          </table:table-cell>
          <table:table-cell table:number-columns-repeated="44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gbr</text:p>
          </table:table-cell>
          <table:table-cell table:number-columns-repeated="44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wbg</text:p>
          </table:table-cell>
          <table:table-cell table:number-columns-repeated="44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buw</text:p>
          </table:table-cell>
          <table:table-cell table:number-columns-repeated="44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wwug</text:p>
          </table:table-cell>
          <table:table-cell table:number-columns-repeated="44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bru</text:p>
          </table:table-cell>
          <table:table-cell table:number-columns-repeated="44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grwrur</text:p>
          </table:table-cell>
          <table:table-cell table:number-columns-repeated="44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bbr</text:p>
          </table:table-cell>
          <table:table-cell table:number-columns-repeated="44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bugwur</text:p>
          </table:table-cell>
          <table:table-cell table:number-columns-repeated="44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wrug</text:p>
          </table:table-cell>
          <table:table-cell table:number-columns-repeated="44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rrwbu</text:p>
          </table:table-cell>
          <table:table-cell table:number-columns-repeated="44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rw</text:p>
          </table:table-cell>
          <table:table-cell table:number-columns-repeated="44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uug</text:p>
          </table:table-cell>
          <table:table-cell table:number-columns-repeated="44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rgr</text:p>
          </table:table-cell>
          <table:table-cell table:number-columns-repeated="44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ugrubu</text:p>
          </table:table-cell>
          <table:table-cell table:number-columns-repeated="44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rbb</text:p>
          </table:table-cell>
          <table:table-cell table:number-columns-repeated="44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brgwug</text:p>
          </table:table-cell>
          <table:table-cell table:number-columns-repeated="44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rgwbg</text:p>
          </table:table-cell>
          <table:table-cell table:number-columns-repeated="44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rub</text:p>
          </table:table-cell>
          <table:table-cell table:number-columns-repeated="44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gbbg</text:p>
          </table:table-cell>
          <table:table-cell table:number-columns-repeated="44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bur</text:p>
          </table:table-cell>
          <table:table-cell table:number-columns-repeated="44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grg</text:p>
          </table:table-cell>
          <table:table-cell table:number-columns-repeated="44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bubgg</text:p>
          </table:table-cell>
          <table:table-cell table:number-columns-repeated="44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ugg</text:p>
          </table:table-cell>
          <table:table-cell table:number-columns-repeated="44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rbwu</text:p>
          </table:table-cell>
          <table:table-cell table:number-columns-repeated="44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rwr</text:p>
          </table:table-cell>
          <table:table-cell table:number-columns-repeated="44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bub</text:p>
          </table:table-cell>
          <table:table-cell table:number-columns-repeated="44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rrguw</text:p>
          </table:table-cell>
          <table:table-cell table:number-columns-repeated="44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gubb</text:p>
          </table:table-cell>
          <table:table-cell table:number-columns-repeated="44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bbgr</text:p>
          </table:table-cell>
          <table:table-cell table:number-columns-repeated="44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wbbburg</text:p>
          </table:table-cell>
          <table:table-cell table:number-columns-repeated="44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bgw</text:p>
          </table:table-cell>
          <table:table-cell table:number-columns-repeated="44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wb</text:p>
          </table:table-cell>
          <table:table-cell table:number-columns-repeated="44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wubw</text:p>
          </table:table-cell>
          <table:table-cell table:number-columns-repeated="44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ggwuub</text:p>
          </table:table-cell>
          <table:table-cell table:number-columns-repeated="44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bwg</text:p>
          </table:table-cell>
          <table:table-cell table:number-columns-repeated="44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bwbbrw</text:p>
          </table:table-cell>
          <table:table-cell table:number-columns-repeated="44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ggw</text:p>
          </table:table-cell>
          <table:table-cell table:number-columns-repeated="44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grubrg</text:p>
          </table:table-cell>
          <table:table-cell table:number-columns-repeated="44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rgw</text:p>
          </table:table-cell>
          <table:table-cell table:number-columns-repeated="44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uwwuw</text:p>
          </table:table-cell>
          <table:table-cell table:number-columns-repeated="44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uwbr</text:p>
          </table:table-cell>
          <table:table-cell table:number-columns-repeated="44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grr</text:p>
          </table:table-cell>
          <table:table-cell table:number-columns-repeated="44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rgb</text:p>
          </table:table-cell>
          <table:table-cell table:number-columns-repeated="44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bwrggwg</text:p>
          </table:table-cell>
          <table:table-cell table:number-columns-repeated="44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brbwur</text:p>
          </table:table-cell>
          <table:table-cell table:number-columns-repeated="44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uru</text:p>
          </table:table-cell>
          <table:table-cell table:number-columns-repeated="44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bguuubr</text:p>
          </table:table-cell>
          <table:table-cell table:number-columns-repeated="44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wwuwg</text:p>
          </table:table-cell>
          <table:table-cell table:number-columns-repeated="44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wuruwwbw</text:p>
          </table:table-cell>
          <table:table-cell table:number-columns-repeated="44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grrwwrgr</text:p>
          </table:table-cell>
          <table:table-cell table:number-columns-repeated="44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bwbu</text:p>
          </table:table-cell>
          <table:table-cell table:number-columns-repeated="44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rbuuuw</text:p>
          </table:table-cell>
          <table:table-cell table:number-columns-repeated="44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ubru</text:p>
          </table:table-cell>
          <table:table-cell table:number-columns-repeated="44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uub</text:p>
          </table:table-cell>
          <table:table-cell table:number-columns-repeated="44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uwbb</text:p>
          </table:table-cell>
          <table:table-cell table:number-columns-repeated="44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ruw</text:p>
          </table:table-cell>
          <table:table-cell table:number-columns-repeated="44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gwg</text:p>
          </table:table-cell>
          <table:table-cell table:number-columns-repeated="44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rbur</text:p>
          </table:table-cell>
          <table:table-cell table:number-columns-repeated="44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grw</text:p>
          </table:table-cell>
          <table:table-cell table:number-columns-repeated="44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gbgbu</text:p>
          </table:table-cell>
          <table:table-cell table:number-columns-repeated="44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uwbugw</text:p>
          </table:table-cell>
          <table:table-cell table:number-columns-repeated="44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wbb</text:p>
          </table:table-cell>
          <table:table-cell table:number-columns-repeated="44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gurb</text:p>
          </table:table-cell>
          <table:table-cell table:number-columns-repeated="44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ugbwgub</text:p>
          </table:table-cell>
          <table:table-cell table:number-columns-repeated="44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rgubrw</text:p>
          </table:table-cell>
          <table:table-cell table:number-columns-repeated="44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bbugu</text:p>
          </table:table-cell>
          <table:table-cell table:number-columns-repeated="44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urg</text:p>
          </table:table-cell>
          <table:table-cell table:number-columns-repeated="44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wrr</text:p>
          </table:table-cell>
          <table:table-cell table:number-columns-repeated="44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bw</text:p>
          </table:table-cell>
          <table:table-cell table:number-columns-repeated="44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wbubruw</text:p>
          </table:table-cell>
          <table:table-cell table:number-columns-repeated="44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wwwr</text:p>
          </table:table-cell>
          <table:table-cell table:number-columns-repeated="44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rrrb</text:p>
          </table:table-cell>
          <table:table-cell table:number-columns-repeated="44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ggbbbg</text:p>
          </table:table-cell>
          <table:table-cell table:number-columns-repeated="44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wug</text:p>
          </table:table-cell>
          <table:table-cell table:number-columns-repeated="44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rgruu</text:p>
          </table:table-cell>
          <table:table-cell table:number-columns-repeated="44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guwb</text:p>
          </table:table-cell>
          <table:table-cell table:number-columns-repeated="44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uuuggug</text:p>
          </table:table-cell>
          <table:table-cell table:number-columns-repeated="44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brrbrr</text:p>
          </table:table-cell>
          <table:table-cell table:number-columns-repeated="44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gr</text:p>
          </table:table-cell>
          <table:table-cell table:number-columns-repeated="44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buwbguwu</text:p>
          </table:table-cell>
          <table:table-cell table:number-columns-repeated="44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rgg</text:p>
          </table:table-cell>
          <table:table-cell table:number-columns-repeated="44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rrwg</text:p>
          </table:table-cell>
          <table:table-cell table:number-columns-repeated="44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wwgwrr</text:p>
          </table:table-cell>
          <table:table-cell table:number-columns-repeated="44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rrg</text:p>
          </table:table-cell>
          <table:table-cell table:number-columns-repeated="44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wurur</text:p>
          </table:table-cell>
          <table:table-cell table:number-columns-repeated="44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ggwbbrg</text:p>
          </table:table-cell>
          <table:table-cell table:number-columns-repeated="44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rrwgr</text:p>
          </table:table-cell>
          <table:table-cell table:number-columns-repeated="44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rruwu</text:p>
          </table:table-cell>
          <table:table-cell table:number-columns-repeated="44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buww</text:p>
          </table:table-cell>
          <table:table-cell table:number-columns-repeated="44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gbu</text:p>
          </table:table-cell>
          <table:table-cell table:number-columns-repeated="44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rrwuruub</text:p>
          </table:table-cell>
          <table:table-cell table:number-columns-repeated="44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brgr</text:p>
          </table:table-cell>
          <table:table-cell table:number-columns-repeated="44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wguwuu</text:p>
          </table:table-cell>
          <table:table-cell table:number-columns-repeated="44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urbrbg</text:p>
          </table:table-cell>
          <table:table-cell table:number-columns-repeated="44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rru</text:p>
          </table:table-cell>
          <table:table-cell table:number-columns-repeated="44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wgb</text:p>
          </table:table-cell>
          <table:table-cell table:number-columns-repeated="44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urubb</text:p>
          </table:table-cell>
          <table:table-cell table:number-columns-repeated="44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rbw</text:p>
          </table:table-cell>
          <table:table-cell table:number-columns-repeated="44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guru</text:p>
          </table:table-cell>
          <table:table-cell table:number-columns-repeated="44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buru</text:p>
          </table:table-cell>
          <table:table-cell table:number-columns-repeated="44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gur</text:p>
          </table:table-cell>
          <table:table-cell table:number-columns-repeated="44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ww</text:p>
          </table:table-cell>
          <table:table-cell table:number-columns-repeated="44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u</text:p>
          </table:table-cell>
          <table:table-cell table:number-columns-repeated="44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rwgw</text:p>
          </table:table-cell>
          <table:table-cell table:number-columns-repeated="44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gug</text:p>
          </table:table-cell>
          <table:table-cell table:number-columns-repeated="44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wwurwuw</text:p>
          </table:table-cell>
          <table:table-cell table:number-columns-repeated="44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rrbgrw</text:p>
          </table:table-cell>
          <table:table-cell table:number-columns-repeated="44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bwuwubu</text:p>
          </table:table-cell>
          <table:table-cell table:number-columns-repeated="44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bgrw</text:p>
          </table:table-cell>
          <table:table-cell table:number-columns-repeated="44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gguuugub</text:p>
          </table:table-cell>
          <table:table-cell table:number-columns-repeated="44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rbu</text:p>
          </table:table-cell>
          <table:table-cell table:number-columns-repeated="44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rubub</text:p>
          </table:table-cell>
          <table:table-cell table:number-columns-repeated="44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wrw</text:p>
          </table:table-cell>
          <table:table-cell table:number-columns-repeated="44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ggb</text:p>
          </table:table-cell>
          <table:table-cell table:number-columns-repeated="44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buwugrg</text:p>
          </table:table-cell>
          <table:table-cell table:number-columns-repeated="44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wgu</text:p>
          </table:table-cell>
          <table:table-cell table:number-columns-repeated="44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wwrbuu</text:p>
          </table:table-cell>
          <table:table-cell table:number-columns-repeated="44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bgurbg</text:p>
          </table:table-cell>
          <table:table-cell table:number-columns-repeated="44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gwu</text:p>
          </table:table-cell>
          <table:table-cell table:number-columns-repeated="44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bbwgb</text:p>
          </table:table-cell>
          <table:table-cell table:number-columns-repeated="44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uwwrrb</text:p>
          </table:table-cell>
          <table:table-cell table:number-columns-repeated="44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urugu</text:p>
          </table:table-cell>
          <table:table-cell table:number-columns-repeated="44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wugwrrgr</text:p>
          </table:table-cell>
          <table:table-cell table:number-columns-repeated="44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gwbbr</text:p>
          </table:table-cell>
          <table:table-cell table:number-columns-repeated="44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rgubg</text:p>
          </table:table-cell>
          <table:table-cell table:number-columns-repeated="44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bwrww</text:p>
          </table:table-cell>
          <table:table-cell table:number-columns-repeated="44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ug</text:p>
          </table:table-cell>
          <table:table-cell table:number-columns-repeated="44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wrwr</text:p>
          </table:table-cell>
          <table:table-cell table:number-columns-repeated="44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brur</text:p>
          </table:table-cell>
          <table:table-cell table:number-columns-repeated="44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bwur</text:p>
          </table:table-cell>
          <table:table-cell table:number-columns-repeated="44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gwgguw</text:p>
          </table:table-cell>
          <table:table-cell table:number-columns-repeated="44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wuwub</text:p>
          </table:table-cell>
          <table:table-cell table:number-columns-repeated="44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burww</text:p>
          </table:table-cell>
          <table:table-cell table:number-columns-repeated="44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gubwru</text:p>
          </table:table-cell>
          <table:table-cell table:number-columns-repeated="44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gub</text:p>
          </table:table-cell>
          <table:table-cell table:number-columns-repeated="44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bug</text:p>
          </table:table-cell>
          <table:table-cell table:number-columns-repeated="44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bwww</text:p>
          </table:table-cell>
          <table:table-cell table:number-columns-repeated="44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gwgugg</text:p>
          </table:table-cell>
          <table:table-cell table:number-columns-repeated="44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gruw</text:p>
          </table:table-cell>
          <table:table-cell table:number-columns-repeated="44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wgg</text:p>
          </table:table-cell>
          <table:table-cell table:number-columns-repeated="44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wrub</text:p>
          </table:table-cell>
          <table:table-cell table:number-columns-repeated="44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uwuwbgu</text:p>
          </table:table-cell>
          <table:table-cell table:number-columns-repeated="44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bwbw</text:p>
          </table:table-cell>
          <table:table-cell table:number-columns-repeated="44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gwuw</text:p>
          </table:table-cell>
          <table:table-cell table:number-columns-repeated="44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ubr</text:p>
          </table:table-cell>
          <table:table-cell table:number-columns-repeated="44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gbb</text:p>
          </table:table-cell>
          <table:table-cell table:number-columns-repeated="44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ubggru</text:p>
          </table:table-cell>
          <table:table-cell table:number-columns-repeated="44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wwubuw</text:p>
          </table:table-cell>
          <table:table-cell table:number-columns-repeated="44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rgrgru</text:p>
          </table:table-cell>
          <table:table-cell table:number-columns-repeated="44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wg</text:p>
          </table:table-cell>
          <table:table-cell table:number-columns-repeated="44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wub</text:p>
          </table:table-cell>
          <table:table-cell table:number-columns-repeated="44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wrgww</text:p>
          </table:table-cell>
          <table:table-cell table:number-columns-repeated="44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bwwub</text:p>
          </table:table-cell>
          <table:table-cell table:number-columns-repeated="44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gbur</text:p>
          </table:table-cell>
          <table:table-cell table:number-columns-repeated="44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bwgu</text:p>
          </table:table-cell>
          <table:table-cell table:number-columns-repeated="44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ur</text:p>
          </table:table-cell>
          <table:table-cell table:number-columns-repeated="44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rgwrrbw</text:p>
          </table:table-cell>
          <table:table-cell table:number-columns-repeated="44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wguuurb</text:p>
          </table:table-cell>
          <table:table-cell table:number-columns-repeated="44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rwrrg</text:p>
          </table:table-cell>
          <table:table-cell table:number-columns-repeated="44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ubrbburg</text:p>
          </table:table-cell>
          <table:table-cell table:number-columns-repeated="44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rgbggww</text:p>
          </table:table-cell>
          <table:table-cell table:number-columns-repeated="44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rgbgrur</text:p>
          </table:table-cell>
          <table:table-cell table:number-columns-repeated="44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brr</text:p>
          </table:table-cell>
          <table:table-cell table:number-columns-repeated="44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wrggbwr</text:p>
          </table:table-cell>
          <table:table-cell table:number-columns-repeated="44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ggr</text:p>
          </table:table-cell>
          <table:table-cell table:number-columns-repeated="44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guw</text:p>
          </table:table-cell>
          <table:table-cell table:number-columns-repeated="44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bgwb</text:p>
          </table:table-cell>
          <table:table-cell table:number-columns-repeated="44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gwrbwg</text:p>
          </table:table-cell>
          <table:table-cell table:number-columns-repeated="44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wrwbug</text:p>
          </table:table-cell>
          <table:table-cell table:number-columns-repeated="44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ubggu</text:p>
          </table:table-cell>
          <table:table-cell table:number-columns-repeated="44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bgrrb</text:p>
          </table:table-cell>
          <table:table-cell table:number-columns-repeated="44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wbr</text:p>
          </table:table-cell>
          <table:table-cell table:number-columns-repeated="44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wgub</text:p>
          </table:table-cell>
          <table:table-cell table:number-columns-repeated="44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gwbw</text:p>
          </table:table-cell>
          <table:table-cell table:number-columns-repeated="44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grb</text:p>
          </table:table-cell>
          <table:table-cell table:number-columns-repeated="44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rwbubwur</text:p>
          </table:table-cell>
          <table:table-cell table:number-columns-repeated="44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ubgw</text:p>
          </table:table-cell>
          <table:table-cell table:number-columns-repeated="44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gwbb</text:p>
          </table:table-cell>
          <table:table-cell table:number-columns-repeated="44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ugwwggrb</text:p>
          </table:table-cell>
          <table:table-cell table:number-columns-repeated="44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ggww</text:p>
          </table:table-cell>
          <table:table-cell table:number-columns-repeated="44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wugwur</text:p>
          </table:table-cell>
          <table:table-cell table:number-columns-repeated="44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rubwg</text:p>
          </table:table-cell>
          <table:table-cell table:number-columns-repeated="44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bgugw</text:p>
          </table:table-cell>
          <table:table-cell table:number-columns-repeated="44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wbubbu</text:p>
          </table:table-cell>
          <table:table-cell table:number-columns-repeated="44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rbbw</text:p>
          </table:table-cell>
          <table:table-cell table:number-columns-repeated="44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bgug</text:p>
          </table:table-cell>
          <table:table-cell table:number-columns-repeated="44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uggu</text:p>
          </table:table-cell>
          <table:table-cell table:number-columns-repeated="44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bgwrwrw</text:p>
          </table:table-cell>
          <table:table-cell table:number-columns-repeated="44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gwb</text:p>
          </table:table-cell>
          <table:table-cell table:number-columns-repeated="44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bgb</text:p>
          </table:table-cell>
          <table:table-cell table:number-columns-repeated="44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uwug</text:p>
          </table:table-cell>
          <table:table-cell table:number-columns-repeated="44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gurguug</text:p>
          </table:table-cell>
          <table:table-cell table:number-columns-repeated="44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wrrbw</text:p>
          </table:table-cell>
          <table:table-cell table:number-columns-repeated="44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gg</text:p>
          </table:table-cell>
          <table:table-cell table:number-columns-repeated="4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1T20:32:07.630601365</dc:date>
    <meta:editing-duration>PT2M37S</meta:editing-duration>
    <meta:editing-cycles>1</meta:editing-cycles>
    <meta:document-statistic meta:table-count="1" meta:cell-count="895" meta:object-count="0"/>
    <meta:generator>LibreOffice/24.8.3.2$Linux_X86_64 LibreOffice_project/480$Build-2</meta:generator>
  </office:meta>
</office:document-meta>
</file>